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color="#c5000b" fo:font-size="11pt" fo:font-weight="bold" style:font-size-asian="11pt" style:font-weight-asian="bold" style:font-size-complex="11pt" style:font-weight-complex="bold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97cm" svg:height="2.222cm" svg:x="0.2cm" svg:y="3.4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2" draw:text-style-name="P1" draw:layer="layout" svg:width="0.9cm" svg:height="1.2cm" svg:x="5.4cm" svg:y="1.183cm">
            <text:p text:style-name="P1"><text:span text:style-name="T1">Value</text:span></text:p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1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1.183cm">
            <text:p text:style-name="P1"><text:span text:style-name="T1">Column</text:span></text:p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9cm" svg:height="1.2cm" svg:x="5.4cm" svg:y="2.883cm">
            <text:p text:style-name="P1"><text:span text:style-name="T1">Value</text:span></text:p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2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2.883cm">
            <text:p text:style-name="P1"><text:span text:style-name="T1">Column</text:span></text:p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3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9cm" svg:height="1.2cm" svg:x="5.4cm" svg:y="4.583cm">
            <text:p text:style-name="P1"><text:span text:style-name="T1">Value</text:span></text:p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4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4.583cm">
            <text:p text:style-name="P1"><text:span text:style-name="T1">Column</text:span></text:p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5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9cm" svg:height="1.2cm" svg:x="5.4cm" svg:y="6.283cm">
            <text:p text:style-name="P1"><text:span text:style-name="T1">Value</text:span></text:p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6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6.283cm">
            <text:p text:style-name="P1"><text:span text:style-name="T1">Column</text:span></text:p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6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3cm" svg:height="1cm" svg:x="10.6cm" svg:y="3.083cm">
          <text:p text:style-name="P1">Index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cm" svg:y="4.083cm">
          <text:p text:style-name="P1">Index 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cm" svg:y1="3.583cm" svg:x2="5.2cm" svg:y2="1.983cm">
          <text:p/>
        </draw:line>
        <draw:line draw:style-name="gr5" draw:text-style-name="P1" draw:layer="layout" svg:x1="2.6cm" svg:y1="4.083cm" svg:x2="5.2cm" svg:y2="3.583cm">
          <text:p/>
        </draw:line>
        <draw:line draw:style-name="gr5" draw:text-style-name="P1" draw:layer="layout" svg:x1="2.4cm" svg:y1="5.183cm" svg:x2="5.2cm" svg:y2="6.983cm">
          <text:p/>
        </draw:line>
        <draw:line draw:style-name="gr5" draw:text-style-name="P1" draw:layer="layout" svg:x1="1cm" svg:y1="4.783cm" svg:x2="5.3cm" svg:y2="4.783cm">
          <text:p/>
        </draw:line>
        <draw:line draw:style-name="gr5" draw:text-style-name="P1" draw:layer="layout" svg:x1="7.65cm" svg:y1="1.883cm" svg:x2="7.65cm" svg:y2="3.583cm">
          <text:p/>
        </draw:line>
        <draw:line draw:style-name="gr5" draw:text-style-name="P1" draw:layer="layout" svg:x1="7.65cm" svg:y1="3.583cm" svg:x2="7.65cm" svg:y2="5.283cm">
          <text:p/>
        </draw:line>
        <draw:line draw:style-name="gr5" draw:text-style-name="P1" draw:layer="layout" svg:x1="7.65cm" svg:y1="5.283cm" svg:x2="7.65cm" svg:y2="6.983cm">
          <text:p/>
        </draw:line>
        <draw:line draw:style-name="gr5" draw:text-style-name="P1" draw:layer="layout" svg:x1="7.65cm" svg:y1="6.983cm" svg:x2="7.65cm" svg:y2="8.183cm">
          <text:p/>
        </draw:line>
        <draw:frame draw:style-name="gr6" draw:text-style-name="P3" draw:layer="layout" svg:width="1.535cm" svg:height="0.721cm" svg:x="6.9cm" svg:y="8.162cm">
          <draw:text-box>
            <text:p text:style-name="P2"><text:span text:style-name="T2">NULL</text:span></text:p>
          </draw:text-box>
        </draw:frame>
        <draw:line draw:style-name="gr5" draw:text-style-name="P1" draw:layer="layout" svg:x1="10.5cm" svg:y1="3.6cm" svg:x2="8.2cm" svg:y2="1.883cm">
          <text:p/>
        </draw:line>
        <draw:line draw:style-name="gr5" draw:text-style-name="P1" draw:layer="layout" svg:x1="10.5cm" svg:y1="4.6cm" svg:x2="8.3cm" svg:y2="5.283cm">
          <text:p/>
        </draw:line>
        <draw:frame draw:style-name="gr7" draw:text-style-name="P4" draw:layer="layout" svg:width="4.088cm" svg:height="0.683cm" svg:x="4.812cm" svg:y="0.3cm">
          <draw:text-box>
            <text:p><text:span text:style-name="T3">ValueColLinkedList</text:span></text:p>
          </draw:text-box>
        </draw:frame>
        <draw:frame draw:style-name="gr7" draw:text-style-name="P4" draw:layer="layout" svg:width="5.472cm" svg:height="0.683cm" svg:x="9.5cm" svg:y="2.183cm">
          <draw:text-box>
            <text:p><text:span text:style-name="T3">ValueColLinkedListNode **</text:span></text:p>
          </draw:text-box>
        </draw:frame>
        <draw:custom-shape draw:style-name="gr2" draw:text-style-name="P1" draw:layer="layout" svg:width="3cm" svg:height="1cm" svg:x="10.6cm" svg:y="5.083cm">
          <text:p text:style-name="P1">Index 3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cm" svg:y1="5.7cm" svg:x2="8.2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hony Gégo</meta:initial-creator>
    <meta:creation-date>2013-10-06T15:19:04.405113198</meta:creation-date>
    <dc:date>2013-10-06T17:04:45.247430680</dc:date>
    <dc:creator>Anthony Gégo</dc:creator>
    <meta:editing-duration>PT1H30M29S</meta:editing-duration>
    <meta:editing-cycles>3</meta:editing-cycles>
    <meta:generator>LibreOffice/4.1.2.2$Linux_X86_64 LibreOffice_project/410$Build-2</meta:generator>
    <meta:document-statistic meta:object-count="38"/>
  </office:meta>
</office:document-meta>
</file>

<file path=Object 1/content.xml><?xml version="1.0" encoding="utf-8"?>
<math xmlns="http://www.w3.org/1998/Math/MathML">
  <semantics>
    <mrow>
      <mstyle mathsize="200%">
        <mrow>
          <mfenced open="(" close=")">
            <mrow>
              <mtable>
                <mtr>
                  <mtd>
                    <mrow>
                      <mn>1</mn>
                    </mrow>
                  </mtd>
                  <mtd>
                    <mrow>
                      <mn>2</mn>
                    </mrow>
                  </mtd>
                </mtr>
                <mtr>
                  <mtd>
                    <mrow>
                      <mn>3</mn>
                    </mrow>
                  </mtd>
                  <mtd>
                    <mrow>
                      <mn>4</mn>
                    </mrow>
                  </mtd>
                </mtr>
              </mtable>
            </mrow>
          </mfenced>
        </mrow>
      </mstyle>
    </mrow>
    <annotation encoding="StarMath 5.0">size *2 left( matrix{1#2##3#4} right)</annotation>
  </semantics>
</math>
</file>